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  <style:font-face style:name="LiHei Pro" svg:font-family="LiHei Pro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text-properties style:font-name="Heiti TC Light" fo:font-size="12.0pt" fo:background-color="#868686"/>
    </style:style>
    <style:style style:name="P3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P4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陳真   |  2022.01.02 21:55   |   <text:a xlink:type="simple" xlink:href="http://palinfo.habago.org/Entry?Command=Information_PrintForum&amp;iPage=1#FORUM41844"><text:span text:style-name="T1">#</text:span></text:a></text:p>
      <text:p text:style-name="P3">我幾乎已經找不出幾秒鐘的太平時間可以寫上幾個字、讀上幾行書。 <text:line-break/><text:line-break/>如果世上沒有藝術，沒有想像，沒有夢境幻想，人生真不知道要怎麼活。 <text:line-break/><text:line-break/>藝術、哲學這些東西，毫無用途，一無是處，但它卻讓我們不曾辜負生命。</text:p>
      <text:p text:style-name="P2">劉恆瑋   |  2022.01.01 00:37   |   <text:a xlink:type="simple" xlink:href="http://palinfo.habago.org/Entry?Command=Information_PrintForum&amp;iPage=1#FORUM41843"><text:span text:style-name="T1">#</text:span></text:a></text:p>
      <text:p text:style-name="P4">話說2家香港媒體在2021年都被港警國安處收拾掉了，不知道這有沒有比較好？一國兩制真的與中國的政治體質不符。像是這次查辦立場新聞使用「串謀煽動刊物罪」，這還是港英時期的舊法，國安法就沒有這一條。 <text:line-break/><text:line-break/>我想，這就是香港殖民150年的惡果。港人被英國情報系統洗腦太深，整套體制不得不打掉打掉重做。然後台灣的各大政黨還在那邊反中，不管是人渣黨、國民黨和時代力量竟然幾乎一致指責中共萬惡，台灣的政客都以鸚鵡般說著同樣的話。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